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LEGUIA CHACON FELICIT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NDAHUAYLAS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7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LEGUIA CHACON FELICIT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0</text:p>
          </table:table-cell>
        </table:table-row>
        <table:table-row>
          <table:table-cell table:style-name="Tabla1.A2" office:value-type="float" office:value="0">
            <text:p text:style-name="P1">GALLINA BB NEGRA:</text:p>
          </table:table-cell>
          <table:table-cell table:style-name="Tabla1.B2" office:value-type="string">
            <text:p text:style-name="P1">1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MOLIN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8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23:32:2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